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178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611cm" svg:height="1.61cm" svg:x="0.216cm" svg:y="3.1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4.954cm" svg:y="3.15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cm" svg:x="7.767cm" svg:y="1.2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7.767cm" svg:y="3.7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10.48cm" svg:y="3.775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114cm" svg:y1="3.95cm" svg:x2="4.954cm" svg:y2="3.963cm" draw:start-shape="id1" draw:start-glue-point="1" draw:end-shape="id2" draw:end-glue-point="3" svg:d="m4114 3950 840 13">
          <text:p/>
        </draw:connector>
        <draw:connector draw:style-name="gr3" draw:text-style-name="P1" draw:layer="layout" draw:type="line" svg:x1="6.563cm" svg:y1="3.963cm" svg:x2="7.767cm" svg:y2="2.093cm" draw:start-shape="id2" draw:start-glue-point="1" draw:end-shape="id3" draw:end-glue-point="3" svg:d="m6563 3963 1204-1870">
          <text:p/>
        </draw:connector>
        <draw:connector draw:style-name="gr2" draw:text-style-name="P1" draw:layer="layout" draw:type="line" svg:x1="6.563cm" svg:y1="3.963cm" svg:x2="7.767cm" svg:y2="4.581cm" draw:start-shape="id2" draw:start-glue-point="1" draw:end-shape="id4" draw:end-glue-point="3" svg:d="m6563 3963 1204 618">
          <text:p/>
        </draw:connector>
        <draw:connector draw:style-name="gr2" draw:text-style-name="P1" draw:layer="layout" draw:type="line" svg:x1="9.378cm" svg:y1="4.581cm" svg:x2="10.48cm" svg:y2="4.581cm" draw:start-shape="id4" draw:start-glue-point="1" draw:end-shape="id5" draw:end-glue-point="3" svg:d="m9378 4581h1102">
          <text:p/>
        </draw:connector>
        <draw:custom-shape draw:style-name="gr1" draw:text-style-name="P1" xml:id="id1" draw:id="id1" draw:layer="layout" svg:width="1.611cm" svg:height="1.61cm" svg:x="2.503cm" svg:y="3.145cm">
          <text:p text:style-name="P1">6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827cm" svg:y1="3.963cm" svg:x2="2.503cm" svg:y2="3.95cm" draw:start-shape="id6" draw:start-glue-point="1" draw:end-shape="id1" svg:d="m1827 3963 676-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97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04T11:37:03</dc:date>
    <meta:editing-duration>PT4H4M39S</meta:editing-duration>
    <meta:editing-cycles>13</meta:editing-cycles>
    <meta:document-statistic meta:object-count="11"/>
  </office:meta>
</office:document-meta>
</file>